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3.3807in"/>
    </style:style>
    <style:style style:name="co9" style:family="table-column">
      <style:table-column-properties fo:break-before="auto" style:column-width="3.548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0827in"/>
    </style:style>
    <style:style style:name="co14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Courier New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S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6])" office:value-type="float" office:value="19" calcext:value-type="float">
            <text:p>19</text:p>
          </table:table-cell>
          <table:table-cell/>
          <table:table-cell table:formula="of:=MAX([.I2:.I256])" office:value-type="float" office:value="27" calcext:value-type="float">
            <text:p>27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CSM_AXIS_INPUT_RH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C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9" calcext:value-type="float">
            <text:p>19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CSM_AXIS_INPUT_RHCR    1" calcext:value-type="string">
            <text:p>#define CSM_AXIS_INPUT_RHCR <text:s text:c="3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6]); &quot;,&quot;;&quot;&quot;))" office:value-type="string" office:string-value=" {CSM_AXIS_INPUT_RHCR,   &quot;RHC Roll&quot;,                      VESIM_INPUTTYPE_AXIS,     VESIM_DEFAULT_AXIS_VALUE, false}," calcext:value-type="string">
            <text:p><text:s/>{CSM_AXIS_INPUT_RHCR, <text:s text:c="2"/>"RHC Roll", <text:s text:c="2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C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9" calcext:value-type="float">
            <text:p>19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CSM_AXIS_INPUT_RHCP    2" calcext:value-type="string">
            <text:p>#define CSM_AXIS_INPUT_RHCP <text:s text:c="3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7]); &quot;,&quot;;&quot;&quot;))" office:value-type="string" office:string-value=" {CSM_AXIS_INPUT_RHCP,   &quot;RHC Pitch&quot;,                     VESIM_INPUTTYPE_AXIS,     VESIM_DEFAULT_AXIS_VALUE, false}," calcext:value-type="string">
            <text:p><text:s/>{CSM_AXIS_INPUT_RHCP, <text:s text:c="2"/>"RHC Pitch", <text:s text:c="20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C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9" calcext:value-type="float">
            <text:p>19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CSM_AXIS_INPUT_RHCY    3" calcext:value-type="string">
            <text:p>#define CSM_AXIS_INPUT_RHCY <text:s text:c="3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58]); &quot;,&quot;;&quot;&quot;))" office:value-type="string" office:string-value=" {CSM_AXIS_INPUT_RHCY,   &quot;RHC Yaw&quot;,                       VESIM_INPUTTYPE_AXIS,     VESIM_DEFAULT_AXIS_VALUE, false}," calcext:value-type="string">
            <text:p><text:s/>{CSM_AXIS_INPUT_RHCY, <text:s text:c="2"/>"RHC Yaw", <text:s text:c="2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C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5" calcext:value-type="float">
            <text:p>5</text:p>
          </table:table-cell>
          <table:table-cell table:formula="of:=COM.MICROSOFT.CONCAT(&quot;#define &quot;;[.A5];REPT(&quot; &quot;;5+[.G$1]-[.G5]-[.H5]);[.B5])" office:value-type="string" office:string-value="#define CSM_AXIS_INPUT_THCX    4" calcext:value-type="string">
            <text:p>#define CSM_AXIS_INPUT_THCX <text:s text:c="3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59]); &quot;,&quot;;&quot;&quot;))" office:value-type="string" office:string-value=" {CSM_AXIS_INPUT_THCX,   &quot;THC X&quot;,                         VESIM_INPUTTYPE_AXIS,     VESIM_DEFAULT_AXIS_VALUE, false}," calcext:value-type="string">
            <text:p><text:s/>{CSM_AXIS_INPUT_THCX, <text:s text:c="2"/>"THC X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C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5" calcext:value-type="float">
            <text:p>5</text:p>
          </table:table-cell>
          <table:table-cell table:formula="of:=COM.MICROSOFT.CONCAT(&quot;#define &quot;;[.A6];REPT(&quot; &quot;;5+[.G$1]-[.G6]-[.H6]);[.B6])" office:value-type="string" office:string-value="#define CSM_AXIS_INPUT_THCY    5" calcext:value-type="string">
            <text:p>#define CSM_AXIS_INPUT_THCY <text:s text:c="3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0]); &quot;,&quot;;&quot;&quot;))" office:value-type="string" office:string-value=" {CSM_AXIS_INPUT_THCY,   &quot;THC Y&quot;,                         VESIM_INPUTTYPE_AXIS,     VESIM_DEFAULT_AXIS_VALUE, false}," calcext:value-type="string">
            <text:p><text:s/>{CSM_AXIS_INPUT_THCY, <text:s text:c="2"/>"THC Y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C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5" calcext:value-type="float">
            <text:p>5</text:p>
          </table:table-cell>
          <table:table-cell table:formula="of:=COM.MICROSOFT.CONCAT(&quot;#define &quot;;[.A7];REPT(&quot; &quot;;5+[.G$1]-[.G7]-[.H7]);[.B7])" office:value-type="string" office:string-value="#define CSM_AXIS_INPUT_THCZ    6" calcext:value-type="string">
            <text:p>#define CSM_AXIS_INPUT_THCZ <text:s text:c="3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1]); &quot;,&quot;;&quot;&quot;))" office:value-type="string" office:string-value=" {CSM_AXIS_INPUT_THCZ,   &quot;THC Z&quot;,                         VESIM_INPUTTYPE_AXIS,     VESIM_DEFAULT_AXIS_VALUE, false}," calcext:value-type="string">
            <text:p><text:s/>{CSM_AXIS_INPUT_THCZ, <text:s text:c="2"/>"THC Z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8" calcext:value-type="float">
            <text:p>18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CSM_BUTTON_ROT_LIN     7" calcext:value-type="string">
            <text:p>#define CSM_BUTTON_ROT_LIN <text:s text:c="4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CSM_BUTTON_ROT_LIN,    &quot;Rotation/Translation toggle&quot;,   VESIM_INPUTTYPE_BUTTON,  0, true}" calcext:value-type="string">
            <text:p><text:s/>{CSM_BUTTON_ROT_LIN, <text:s text:c="3"/>"Rotation/Translation toggle", <text:s text:c="2"/>VESIM_INPUTTYPE_BUTTON, <text:s/>0, true}</text:p>
          </table:table-cell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6])" office:value-type="float" office:value="25" calcext:value-type="float">
            <text:p>25</text:p>
          </table:table-cell>
          <table:table-cell/>
          <table:table-cell table:formula="of:=MAX([.I2:.I256])" office:value-type="float" office:value="38" calcext:value-type="float">
            <text:p>38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LM_AXIS_INPUT_A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8" calcext:value-type="float">
            <text:p>18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LM_AXIS_INPUT_ACAR           1" calcext:value-type="string">
            <text:p>#define LM_AXIS_INPUT_ACAR <text:s text:c="10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6]); &quot;,&quot;;&quot;&quot;))" office:value-type="string" office:string-value=" {LM_AXIS_INPUT_ACAR,          &quot;ACA Roll&quot;,                                 VESIM_INPUTTYPE_AXIS,     VESIM_DEFAULT_AXIS_VALUE, false}," calcext:value-type="string">
            <text:p><text:s/>{LM_AXIS_INPUT_ACAR, <text:s text:c="9"/>"ACA Roll", <text:s text:c="3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8" calcext:value-type="float">
            <text:p>18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LM_AXIS_INPUT_ACAP           2" calcext:value-type="string">
            <text:p>#define LM_AXIS_INPUT_ACAP <text:s text:c="10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7]); &quot;,&quot;;&quot;&quot;))" office:value-type="string" office:string-value=" {LM_AXIS_INPUT_ACAP,          &quot;ACA Pitch&quot;,                                VESIM_INPUTTYPE_AXIS,     VESIM_DEFAULT_AXIS_VALUE, false}," calcext:value-type="string">
            <text:p><text:s/>{LM_AXIS_INPUT_ACAP, <text:s text:c="9"/>"ACA Pitch", <text:s text:c="3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A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8" calcext:value-type="float">
            <text:p>18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LM_AXIS_INPUT_ACAY           3" calcext:value-type="string">
            <text:p>#define LM_AXIS_INPUT_ACAY <text:s text:c="10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58]); &quot;,&quot;;&quot;&quot;))" office:value-type="string" office:string-value=" {LM_AXIS_INPUT_ACAY,          &quot;ACA Yaw&quot;,                                  VESIM_INPUTTYPE_AXIS,     VESIM_DEFAULT_AXIS_VALUE, false}," calcext:value-type="string">
            <text:p><text:s/>{LM_AXIS_INPUT_ACAY, <text:s text:c="9"/>"ACA Yaw", <text:s text:c="33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CA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6" calcext:value-type="float">
            <text:p>6</text:p>
          </table:table-cell>
          <table:table-cell table:formula="of:=COM.MICROSOFT.CONCAT(&quot;#define &quot;;[.A5];REPT(&quot; &quot;;5+[.G$1]-[.G5]-[.H5]);[.B5])" office:value-type="string" office:string-value="#define LM_AXIS_INPUT_TTCAX          4" calcext:value-type="string">
            <text:p>#define LM_AXIS_INPUT_TTCAX <text:s text:c="9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59]); &quot;,&quot;;&quot;&quot;))" office:value-type="string" office:string-value=" {LM_AXIS_INPUT_TTCAX,         &quot;TTCA X&quot;,                                   VESIM_INPUTTYPE_AXIS,     VESIM_DEFAULT_AXIS_VALUE, false}," calcext:value-type="string">
            <text:p><text:s/>{LM_AXIS_INPUT_TTCAX, <text:s text:c="8"/>"TTCA X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CA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6" calcext:value-type="float">
            <text:p>6</text:p>
          </table:table-cell>
          <table:table-cell table:formula="of:=COM.MICROSOFT.CONCAT(&quot;#define &quot;;[.A6];REPT(&quot; &quot;;5+[.G$1]-[.G6]-[.H6]);[.B6])" office:value-type="string" office:string-value="#define LM_AXIS_INPUT_TTCAY          5" calcext:value-type="string">
            <text:p>#define LM_AXIS_INPUT_TTCAY <text:s text:c="9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0]); &quot;,&quot;;&quot;&quot;))" office:value-type="string" office:string-value=" {LM_AXIS_INPUT_TTCAY,         &quot;TTCA Y&quot;,                                   VESIM_INPUTTYPE_AXIS,     VESIM_DEFAULT_AXIS_VALUE, false}," calcext:value-type="string">
            <text:p><text:s/>{LM_AXIS_INPUT_TTCAY, <text:s text:c="8"/>"TTCA Y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CA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6" calcext:value-type="float">
            <text:p>6</text:p>
          </table:table-cell>
          <table:table-cell table:formula="of:=COM.MICROSOFT.CONCAT(&quot;#define &quot;;[.A7];REPT(&quot; &quot;;5+[.G$1]-[.G7]-[.H7]);[.B7])" office:value-type="string" office:string-value="#define LM_AXIS_INPUT_TTCAZ          6" calcext:value-type="string">
            <text:p>#define LM_AXIS_INPUT_TTCAZ <text:s text:c="9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1]); &quot;,&quot;;&quot;&quot;))" office:value-type="string" office:string-value=" {LM_AXIS_INPUT_TTCAZ,         &quot;TTCA Z&quot;,                                   VESIM_INPUTTYPE_AXIS,     VESIM_DEFAULT_AXIS_VALUE, false}," calcext:value-type="string">
            <text:p><text:s/>{LM_AXIS_INPUT_TTCAZ, <text:s text:c="8"/>"TTCA Z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7" calcext:value-type="float">
            <text:p>17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LM_BUTTON_ROT_LIN            7" calcext:value-type="string">
            <text:p>#define LM_BUTTON_ROT_LIN <text:s text:c="11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LM_BUTTON_ROT_LIN,           &quot;Rotation/Translation toggle&quot;,              VESIM_INPUTTYPE_BUTTON,  0, true}," calcext:value-type="string">
            <text:p><text:s/>{LM_BUTTON_ROT_LIN, <text:s text:c="10"/>"Rotation/Translation toggle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LM_AXIS_INPUT_THROT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CA Throttle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9])" office:value-type="float" office:value="22" calcext:value-type="float">
            <text:p>22</text:p>
          </table:table-cell>
          <table:table-cell table:formula="of:=LEN([.B9])" office:value-type="float" office:value="1" calcext:value-type="float">
            <text:p>1</text:p>
          </table:table-cell>
          <table:table-cell table:formula="of:=LEN([.C9])" office:value-type="float" office:value="13" calcext:value-type="float">
            <text:p>13</text:p>
          </table:table-cell>
          <table:table-cell table:formula="of:=COM.MICROSOFT.CONCAT(&quot;#define &quot;;[.A9];REPT(&quot; &quot;;5+[.G$1]-[.G9]-[.H9]);[.B9])" office:value-type="string" office:string-value="#define LM_AXIS_INPUT_THROTTLE       8" calcext:value-type="string">
            <text:p>#define LM_AXIS_INPUT_THROTTLE <text:s text:c="6"/>8</text:p>
          </table:table-cell>
          <table:table-cell table:formula="of:=COM.MICROSOFT.CONCAT(&quot; {&quot;; [.A9]; &quot;,&quot;; REPT(&quot; &quot;; 3+[.G$1]-[.G9]);  &quot;&quot;&quot;&quot;;[.C9]; &quot;&quot;&quot;,&quot;; REPT(&quot; &quot;; 3+[.I$1]-[.I9]); [.D9]; &quot;,&quot;; REPT(&quot; &quot;; 24-LEN([.D9]));[.E9]; &quot;, &quot;; IF([.F9];&quot;true&quot;; &quot;false&quot;); &quot;}&quot; ; IF([.B9]&lt;MAX([.B9:.B263]); &quot;,&quot;;&quot;&quot;))" office:value-type="string" office:string-value=" {LM_AXIS_INPUT_THROTTLE,      &quot;TTCA Throttle&quot;,                            VESIM_INPUTTYPE_AXIS,    0, false}," calcext:value-type="string">
            <text:p><text:s/>{LM_AXIS_INPUT_THROTTLE, <text:s text:c="5"/>"TTCA Throttle", <text:s text:c="27"/>VESIM_INPUTTYPE_AXIS, <text:s text:c="3"/>0, false},</text:p>
          </table:table-cell>
        </table:table-row>
        <table:table-row table:style-name="ro1">
          <table:table-cell office:value-type="string" calcext:value-type="string">
            <text:p>LM_BUTTON_ENG_ST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ine Sta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0])" office:value-type="float" office:value="19" calcext:value-type="float">
            <text:p>19</text:p>
          </table:table-cell>
          <table:table-cell table:formula="of:=LEN([.B10])" office:value-type="float" office:value="1" calcext:value-type="float">
            <text:p>1</text:p>
          </table:table-cell>
          <table:table-cell table:formula="of:=LEN([.C10])" office:value-type="float" office:value="19" calcext:value-type="float">
            <text:p>19</text:p>
          </table:table-cell>
          <table:table-cell table:formula="of:=COM.MICROSOFT.CONCAT(&quot;#define &quot;;[.A10];REPT(&quot; &quot;;5+[.G$1]-[.G10]-[.H10]);[.B10])" office:value-type="string" office:string-value="#define LM_BUTTON_ENG_START          9" calcext:value-type="string">
            <text:p>#define LM_BUTTON_ENG_START <text:s text:c="9"/>9</text:p>
          </table:table-cell>
          <table:table-cell table:formula="of:=COM.MICROSOFT.CONCAT(&quot; {&quot;; [.A10]; &quot;,&quot;; REPT(&quot; &quot;; 3+[.G$1]-[.G10]);  &quot;&quot;&quot;&quot;;[.C10]; &quot;&quot;&quot;,&quot;; REPT(&quot; &quot;; 3+[.I$1]-[.I10]); [.D10]; &quot;,&quot;; REPT(&quot; &quot;; 24-LEN([.D10]));[.E10]; &quot;, &quot;; IF([.F10];&quot;true&quot;; &quot;false&quot;); &quot;}&quot; ; IF([.B10]&lt;MAX([.B10:.B264]); &quot;,&quot;;&quot;&quot;))" office:value-type="string" office:string-value=" {LM_BUTTON_ENG_START,         &quot;Engine Start toggle&quot;,                      VESIM_INPUTTYPE_BUTTON,  0, true}," calcext:value-type="string">
            <text:p><text:s/>{LM_BUTTON_ENG_START, <text:s text:c="8"/>"Engine Start toggle", <text:s text:c="21"/>VESIM_INPUTTYPE_BUTTON, <text:s/>0, true},</text:p>
          </table:table-cell>
        </table:table-row>
        <table:table-row table:style-name="ro1">
          <table:table-cell office:value-type="string" calcext:value-type="string">
            <text:p>LM_BUTTON_ENG_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ine Stop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1])" office:value-type="float" office:value="18" calcext:value-type="float">
            <text:p>18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18" calcext:value-type="float">
            <text:p>18</text:p>
          </table:table-cell>
          <table:table-cell table:formula="of:=COM.MICROSOFT.CONCAT(&quot;#define &quot;;[.A11];REPT(&quot; &quot;;5+[.G$1]-[.G11]-[.H11]);[.B11])" office:value-type="string" office:string-value="#define LM_BUTTON_ENG_STOP          10" calcext:value-type="string">
            <text:p>#define LM_BUTTON_ENG_STOP <text:s text:c="9"/>10</text:p>
          </table:table-cell>
          <table:table-cell table:formula="of:=COM.MICROSOFT.CONCAT(&quot; {&quot;; [.A11]; &quot;,&quot;; REPT(&quot; &quot;; 3+[.G$1]-[.G11]);  &quot;&quot;&quot;&quot;;[.C11]; &quot;&quot;&quot;,&quot;; REPT(&quot; &quot;; 3+[.I$1]-[.I11]); [.D11]; &quot;,&quot;; REPT(&quot; &quot;; 24-LEN([.D11]));[.E11]; &quot;, &quot;; IF([.F11];&quot;true&quot;; &quot;false&quot;); &quot;}&quot; ; IF([.B11]&lt;MAX([.B11:.B265]); &quot;,&quot;;&quot;&quot;))" office:value-type="string" office:string-value=" {LM_BUTTON_ENG_STOP,          &quot;Engine Stop toggle&quot;,                       VESIM_INPUTTYPE_BUTTON,  0, true}," calcext:value-type="string">
            <text:p><text:s/>{LM_BUTTON_ENG_STOP, <text:s text:c="9"/>"Engine Stop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PL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scent Rate pl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2])" office:value-type="float" office:value="23" calcext:value-type="float">
            <text:p>23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7" calcext:value-type="float">
            <text:p>17</text:p>
          </table:table-cell>
          <table:table-cell table:formula="of:=COM.MICROSOFT.CONCAT(&quot;#define &quot;;[.A12];REPT(&quot; &quot;;5+[.G$1]-[.G12]-[.H12]);[.B12])" office:value-type="string" office:string-value="#define LM_BUTTON_DES_RATE_PLUS     11" calcext:value-type="string">
            <text:p>#define LM_BUTTON_DES_RATE_PLUS <text:s text:c="4"/>11</text:p>
          </table:table-cell>
          <table:table-cell table:formula="of:=COM.MICROSOFT.CONCAT(&quot; {&quot;; [.A12]; &quot;,&quot;; REPT(&quot; &quot;; 3+[.G$1]-[.G12]);  &quot;&quot;&quot;&quot;;[.C12]; &quot;&quot;&quot;,&quot;; REPT(&quot; &quot;; 3+[.I$1]-[.I12]); [.D12]; &quot;,&quot;; REPT(&quot; &quot;; 24-LEN([.D12]));[.E12]; &quot;, &quot;; IF([.F12];&quot;true&quot;; &quot;false&quot;); &quot;}&quot; ; IF([.B12]&lt;MAX([.B12:.B266]); &quot;,&quot;;&quot;&quot;))" office:value-type="string" office:string-value=" {LM_BUTTON_DES_RATE_PLUS,     &quot;Descent Rate plus&quot;,                        VESIM_INPUTTYPE_BUTTON,  0, true}," calcext:value-type="string">
            <text:p><text:s/>{LM_BUTTON_DES_RATE_PLUS, <text:s text:c="4"/>"Descent Rate plus", <text:s text:c="23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MIN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cent Rate min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3])" office:value-type="float" office:value="24" calcext:value-type="float">
            <text:p>24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18" calcext:value-type="float">
            <text:p>18</text:p>
          </table:table-cell>
          <table:table-cell table:formula="of:=COM.MICROSOFT.CONCAT(&quot;#define &quot;;[.A13];REPT(&quot; &quot;;5+[.G$1]-[.G13]-[.H13]);[.B13])" office:value-type="string" office:string-value="#define LM_BUTTON_DES_RATE_MINUS    12" calcext:value-type="string">
            <text:p>#define LM_BUTTON_DES_RATE_MINUS <text:s text:c="3"/>12</text:p>
          </table:table-cell>
          <table:table-cell table:formula="of:=COM.MICROSOFT.CONCAT(&quot; {&quot;; [.A13]; &quot;,&quot;; REPT(&quot; &quot;; 3+[.G$1]-[.G13]);  &quot;&quot;&quot;&quot;;[.C13]; &quot;&quot;&quot;,&quot;; REPT(&quot; &quot;; 3+[.I$1]-[.I13]); [.D13]; &quot;,&quot;; REPT(&quot; &quot;; 24-LEN([.D13]));[.E13]; &quot;, &quot;; IF([.F13];&quot;true&quot;; &quot;false&quot;); &quot;}&quot; ; IF([.B13]&lt;MAX([.B13:.B267]); &quot;,&quot;;&quot;&quot;))" office:value-type="string" office:string-value=" {LM_BUTTON_DES_RATE_MINUS,    &quot;Descent Rate minus&quot;,                       VESIM_INPUTTYPE_BUTTON,  0, true}," calcext:value-type="string">
            <text:p><text:s/>{LM_BUTTON_DES_RATE_MINUS, <text:s text:c="3"/>"Descent Rate minus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bo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4])" office:value-type="float" office:value="15" calcext:value-type="float">
            <text:p>15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12" calcext:value-type="float">
            <text:p>12</text:p>
          </table:table-cell>
          <table:table-cell table:formula="of:=COM.MICROSOFT.CONCAT(&quot;#define &quot;;[.A14];REPT(&quot; &quot;;5+[.G$1]-[.G14]-[.H14]);[.B14])" office:value-type="string" office:string-value="#define LM_BUTTON_ABORT             13" calcext:value-type="string">
            <text:p>#define LM_BUTTON_ABORT <text:s text:c="12"/>13</text:p>
          </table:table-cell>
          <table:table-cell table:formula="of:=COM.MICROSOFT.CONCAT(&quot; {&quot;; [.A14]; &quot;,&quot;; REPT(&quot; &quot;; 3+[.G$1]-[.G14]);  &quot;&quot;&quot;&quot;;[.C14]; &quot;&quot;&quot;,&quot;; REPT(&quot; &quot;; 3+[.I$1]-[.I14]); [.D14]; &quot;,&quot;; REPT(&quot; &quot;; 24-LEN([.D14]));[.E14]; &quot;, &quot;; IF([.F14];&quot;true&quot;; &quot;false&quot;); &quot;}&quot; ; IF([.B14]&lt;MAX([.B14:.B268]); &quot;,&quot;;&quot;&quot;))" office:value-type="string" office:string-value=" {LM_BUTTON_ABORT,             &quot;Abort toggle&quot;,                             VESIM_INPUTTYPE_BUTTON,  0, true}," calcext:value-type="string">
            <text:p><text:s/>{LM_BUTTON_ABORT, <text:s text:c="12"/>"Abort toggle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ort Stage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5])" office:value-type="float" office:value="21" calcext:value-type="float">
            <text:p>21</text:p>
          </table:table-cell>
          <table:table-cell table:formula="of:=LEN([.B15])" office:value-type="float" office:value="2" calcext:value-type="float">
            <text:p>2</text:p>
          </table:table-cell>
          <table:table-cell table:formula="of:=LEN([.C15])" office:value-type="float" office:value="18" calcext:value-type="float">
            <text:p>18</text:p>
          </table:table-cell>
          <table:table-cell table:formula="of:=COM.MICROSOFT.CONCAT(&quot;#define &quot;;[.A15];REPT(&quot; &quot;;5+[.G$1]-[.G15]-[.H15]);[.B15])" office:value-type="string" office:string-value="#define LM_BUTTON_ABORT_STAGE       14" calcext:value-type="string">
            <text:p>#define LM_BUTTON_ABORT_STAGE <text:s text:c="6"/>14</text:p>
          </table:table-cell>
          <table:table-cell table:formula="of:=COM.MICROSOFT.CONCAT(&quot; {&quot;; [.A15]; &quot;,&quot;; REPT(&quot; &quot;; 3+[.G$1]-[.G15]);  &quot;&quot;&quot;&quot;;[.C15]; &quot;&quot;&quot;,&quot;; REPT(&quot; &quot;; 3+[.I$1]-[.I15]); [.D15]; &quot;,&quot;; REPT(&quot; &quot;; 24-LEN([.D15]));[.E15]; &quot;, &quot;; IF([.F15];&quot;true&quot;; &quot;false&quot;); &quot;}&quot; ; IF([.B15]&lt;MAX([.B15:.B269]); &quot;,&quot;;&quot;&quot;))" office:value-type="string" office:string-value=" {LM_BUTTON_ABORT_STAGE,       &quot;Abort Stage toggle&quot;,                       VESIM_INPUTTYPE_BUTTON,  0, true}," calcext:value-type="string">
            <text:p><text:s/>{LM_BUTTON_ABORT_STAGE, <text:s text:c="6"/>"Abort Stage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_G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rt Stage Guar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6])" office:value-type="float" office:value="25" calcext:value-type="float">
            <text:p>25</text:p>
          </table:table-cell>
          <table:table-cell table:formula="of:=LEN([.B16])" office:value-type="float" office:value="2" calcext:value-type="float">
            <text:p>2</text:p>
          </table:table-cell>
          <table:table-cell table:formula="of:=LEN([.C16])" office:value-type="float" office:value="24" calcext:value-type="float">
            <text:p>24</text:p>
          </table:table-cell>
          <table:table-cell table:formula="of:=COM.MICROSOFT.CONCAT(&quot;#define &quot;;[.A16];REPT(&quot; &quot;;5+[.G$1]-[.G16]-[.H16]);[.B16])" office:value-type="string" office:string-value="#define LM_BUTTON_ABORT_STAGE_GRD   15" calcext:value-type="string">
            <text:p>#define LM_BUTTON_ABORT_STAGE_GRD <text:s text:c="2"/>15</text:p>
          </table:table-cell>
          <table:table-cell table:formula="of:=COM.MICROSOFT.CONCAT(&quot; {&quot;; [.A16]; &quot;,&quot;; REPT(&quot; &quot;; 3+[.G$1]-[.G16]);  &quot;&quot;&quot;&quot;;[.C16]; &quot;&quot;&quot;,&quot;; REPT(&quot; &quot;; 3+[.I$1]-[.I16]); [.D16]; &quot;,&quot;; REPT(&quot; &quot;; 24-LEN([.D16]));[.E16]; &quot;, &quot;; IF([.F16];&quot;true&quot;; &quot;false&quot;); &quot;}&quot; ; IF([.B16]&lt;MAX([.B16:.B270]); &quot;,&quot;;&quot;&quot;))" office:value-type="string" office:string-value=" {LM_BUTTON_ABORT_STAGE_GRD,   &quot;Abort Stage Guard toggle&quot;,                 VESIM_INPUTTYPE_BUTTON,  0, true}," calcext:value-type="string">
            <text:p><text:s/>{LM_BUTTON_ABORT_STAGE_GRD, <text:s text:c="2"/>"Abort Stage Guard toggle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R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7])" office:value-type="float" office:value="18" calcext:value-type="float">
            <text:p>18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8" calcext:value-type="float">
            <text:p>8</text:p>
          </table:table-cell>
          <table:table-cell table:formula="of:=COM.MICROSOFT.CONCAT(&quot;#define &quot;;[.A17];REPT(&quot; &quot;;5+[.G$1]-[.G17]-[.H17]);[.B17])" office:value-type="string" office:string-value="#define LM_BUTTON_DSKY_PRO          16" calcext:value-type="string">
            <text:p>#define LM_BUTTON_DSKY_PRO <text:s text:c="9"/>16</text:p>
          </table:table-cell>
          <table:table-cell table:formula="of:=COM.MICROSOFT.CONCAT(&quot; {&quot;; [.A17]; &quot;,&quot;; REPT(&quot; &quot;; 3+[.G$1]-[.G17]);  &quot;&quot;&quot;&quot;;[.C17]; &quot;&quot;&quot;,&quot;; REPT(&quot; &quot;; 3+[.I$1]-[.I17]); [.D17]; &quot;,&quot;; REPT(&quot; &quot;; 24-LEN([.D17]));[.E17]; &quot;, &quot;; IF([.F17];&quot;true&quot;; &quot;false&quot;); &quot;}&quot; ; IF([.B17]&lt;MAX([.B17:.B271]); &quot;,&quot;;&quot;&quot;))" office:value-type="string" office:string-value=" {LM_BUTTON_DSKY_PRO,          &quot;DSKY PRO&quot;,                                 VESIM_INPUTTYPE_BUTTON,  0, true}," calcext:value-type="string">
            <text:p><text:s/>{LM_BUTTON_DSKY_PRO, <text:s text:c="9"/>"DSKY PRO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EN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SKY ENTE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10" calcext:value-type="float">
            <text:p>10</text:p>
          </table:table-cell>
          <table:table-cell table:formula="of:=COM.MICROSOFT.CONCAT(&quot;#define &quot;;[.A18];REPT(&quot; &quot;;5+[.G$1]-[.G18]-[.H18]);[.B18])" office:value-type="string" office:string-value="#define LM_BUTTON_DSKY_ENTER        17" calcext:value-type="string">
            <text:p>#define LM_BUTTON_DSKY_ENTER <text:s text:c="7"/>17</text:p>
          </table:table-cell>
          <table:table-cell table:formula="of:=COM.MICROSOFT.CONCAT(&quot; {&quot;; [.A18]; &quot;,&quot;; REPT(&quot; &quot;; 3+[.G$1]-[.G18]);  &quot;&quot;&quot;&quot;;[.C18]; &quot;&quot;&quot;,&quot;; REPT(&quot; &quot;; 3+[.I$1]-[.I18]); [.D18]; &quot;,&quot;; REPT(&quot; &quot;; 24-LEN([.D18]));[.E18]; &quot;, &quot;; IF([.F18];&quot;true&quot;; &quot;false&quot;); &quot;}&quot; ; IF([.B18]&lt;MAX([.B18:.B272]); &quot;,&quot;;&quot;&quot;))" office:value-type="string" office:string-value=" {LM_BUTTON_DSKY_ENTER,        &quot;DSKY ENTER&quot;,                               VESIM_INPUTTYPE_BUTTON,  0, true}," calcext:value-type="string">
            <text:p><text:s/>{LM_BUTTON_DSKY_ENTER, <text:s text:c="7"/>"DSKY ENTER", <text:s text:c="30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9])" office:value-type="float" office:value="21" calcext:value-type="float">
            <text:p>21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38" calcext:value-type="float">
            <text:p>38</text:p>
          </table:table-cell>
          <table:table-cell table:formula="of:=COM.MICROSOFT.CONCAT(&quot;#define &quot;;[.A19];REPT(&quot; &quot;;5+[.G$1]-[.G19]-[.H19]);[.B19])" office:value-type="string" office:string-value="#define LM_BUTTON_MDCTRL_PGNS       18" calcext:value-type="string">
            <text:p>#define LM_BUTTON_MDCTRL_PGNS <text:s text:c="6"/>18</text:p>
          </table:table-cell>
          <table:table-cell table:formula="of:=COM.MICROSOFT.CONCAT(&quot; {&quot;; [.A19]; &quot;,&quot;; REPT(&quot; &quot;; 3+[.G$1]-[.G19]);  &quot;&quot;&quot;&quot;;[.C19]; &quot;&quot;&quot;,&quot;; REPT(&quot; &quot;; 3+[.I$1]-[.I19]); [.D19]; &quot;,&quot;; REPT(&quot; &quot;; 24-LEN([.D19]));[.E19]; &quot;, &quot;; IF([.F19];&quot;true&quot;; &quot;false&quot;); &quot;}&quot; ; IF([.B19]&lt;MAX([.B19:.B273]); &quot;,&quot;;&quot;&quot;))" office:value-type="string" office:string-value=" {LM_BUTTON_MDCTRL_PGNS,       &quot;Mode Control PGNS Auto/Att Hold toggle&quot;,   VESIM_INPUTTYPE_BUTTON,  0, true}," calcext:value-type="string">
            <text:p><text:s/>{LM_BUTTON_MDCTRL_PGNS, <text:s text:c="6"/>"Mode Control PGNS Auto/Att Hold toggle", <text:s text:c="2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de Control PGNS Aut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0])" office:value-type="float" office:value="25" calcext:value-type="float">
            <text:p>25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22" calcext:value-type="float">
            <text:p>22</text:p>
          </table:table-cell>
          <table:table-cell table:formula="of:=COM.MICROSOFT.CONCAT(&quot;#define &quot;;[.A20];REPT(&quot; &quot;;5+[.G$1]-[.G20]-[.H20]);[.B20])" office:value-type="string" office:string-value="#define LM_BUTTON_MDCTRL_PGNS_AUT   19" calcext:value-type="string">
            <text:p>#define LM_BUTTON_MDCTRL_PGNS_AUT <text:s text:c="2"/>19</text:p>
          </table:table-cell>
          <table:table-cell table:formula="of:=COM.MICROSOFT.CONCAT(&quot; {&quot;; [.A20]; &quot;,&quot;; REPT(&quot; &quot;; 3+[.G$1]-[.G20]);  &quot;&quot;&quot;&quot;;[.C20]; &quot;&quot;&quot;,&quot;; REPT(&quot; &quot;; 3+[.I$1]-[.I20]); [.D20]; &quot;,&quot;; REPT(&quot; &quot;; 24-LEN([.D20]));[.E20]; &quot;, &quot;; IF([.F20];&quot;true&quot;; &quot;false&quot;); &quot;}&quot; ; IF([.B20]&lt;MAX([.B20:.B274]); &quot;,&quot;;&quot;&quot;))" office:value-type="string" office:string-value=" {LM_BUTTON_MDCTRL_PGNS_AUT,   &quot;Mode Control PGNS Auto&quot;,                   VESIM_INPUTTYPE_BUTTON,  0, true}," calcext:value-type="string">
            <text:p><text:s/>{LM_BUTTON_MDCTRL_PGNS_AUT, <text:s text:c="2"/>"Mode Control PGNS Auto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e Control PGNS Att Hold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1])" office:value-type="float" office:value="25" calcext:value-type="float">
            <text:p>25</text:p>
          </table:table-cell>
          <table:table-cell table:formula="of:=LEN([.B21])" office:value-type="float" office:value="2" calcext:value-type="float">
            <text:p>2</text:p>
          </table:table-cell>
          <table:table-cell table:formula="of:=LEN([.C21])" office:value-type="float" office:value="26" calcext:value-type="float">
            <text:p>26</text:p>
          </table:table-cell>
          <table:table-cell table:formula="of:=COM.MICROSOFT.CONCAT(&quot;#define &quot;;[.A21];REPT(&quot; &quot;;5+[.G$1]-[.G21]-[.H21]);[.B21])" office:value-type="string" office:string-value="#define LM_BUTTON_MDCTRL_PGNS_ATH   20" calcext:value-type="string">
            <text:p>#define LM_BUTTON_MDCTRL_PGNS_ATH <text:s text:c="2"/>20</text:p>
          </table:table-cell>
          <table:table-cell table:formula="of:=COM.MICROSOFT.CONCAT(&quot; {&quot;; [.A21]; &quot;,&quot;; REPT(&quot; &quot;; 3+[.G$1]-[.G21]);  &quot;&quot;&quot;&quot;;[.C21]; &quot;&quot;&quot;,&quot;; REPT(&quot; &quot;; 3+[.I$1]-[.I21]); [.D21]; &quot;,&quot;; REPT(&quot; &quot;; 24-LEN([.D21]));[.E21]; &quot;, &quot;; IF([.F21];&quot;true&quot;; &quot;false&quot;); &quot;}&quot; ; IF([.B21]&lt;MAX([.B21:.B275]); &quot;,&quot;;&quot;&quot;))" office:value-type="string" office:string-value=" {LM_BUTTON_MDCTRL_PGNS_ATH,   &quot;Mode Control PGNS Att Hold&quot;,               VESIM_INPUTTYPE_BUTTON,  0, true}," calcext:value-type="string">
            <text:p><text:s/>{LM_BUTTON_MDCTRL_PGNS_ATH, <text:s text:c="2"/>"Mode Control PGNS Att Hold", <text:s text:c="14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OF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e Control PGNS Off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2])" office:value-type="float" office:value="25" calcext:value-type="float">
            <text:p>25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21" calcext:value-type="float">
            <text:p>21</text:p>
          </table:table-cell>
          <table:table-cell table:formula="of:=COM.MICROSOFT.CONCAT(&quot;#define &quot;;[.A22];REPT(&quot; &quot;;5+[.G$1]-[.G22]-[.H22]);[.B22])" office:value-type="string" office:string-value="#define LM_BUTTON_MDCTRL_PGNS_OFF   21" calcext:value-type="string">
            <text:p>#define LM_BUTTON_MDCTRL_PGNS_OFF <text:s text:c="2"/>21</text:p>
          </table:table-cell>
          <table:table-cell table:formula="of:=COM.MICROSOFT.CONCAT(&quot; {&quot;; [.A22]; &quot;,&quot;; REPT(&quot; &quot;; 3+[.G$1]-[.G22]);  &quot;&quot;&quot;&quot;;[.C22]; &quot;&quot;&quot;,&quot;; REPT(&quot; &quot;; 3+[.I$1]-[.I22]); [.D22]; &quot;,&quot;; REPT(&quot; &quot;; 24-LEN([.D22]));[.E22]; &quot;, &quot;; IF([.F22];&quot;true&quot;; &quot;false&quot;); &quot;}&quot; ; IF([.B22]&lt;MAX([.B22:.B276]); &quot;,&quot;;&quot;&quot;))" office:value-type="string" office:string-value=" {LM_BUTTON_MDCTRL_PGNS_OFF,   &quot;Mode Control PGNS Off&quot;,                    VESIM_INPUTTYPE_BUTTON,  0, true}" calcext:value-type="string">
            <text:p><text:s/>{LM_BUTTON_MDCTRL_PGNS_OFF, <text:s text:c="2"/>"Mode Control PGNS Off", <text:s text:c="19"/>VESIM_INPUTTYPE_BUTTON, <text:s/>0, true}</text:p>
          </table:table-cell>
        </table:table-row>
      </table:table>
      <table:table table:name="CSM - GenericJoystic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</table:table>
      <table:table table:name="CSM - VKBsim Gladiator " table:style-name="ta1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</table:table>
      <table:table table:name="LM - GenericJoystick" table:style-name="ta1"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Slider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ENTE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</table:table>
      <table:table table:name="LM - VKBsim Gladiator" table:style-name="ta1">
        <table:table-column table:style-name="co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ENTER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8:27:17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5T05:36:14.641000000</meta:creation-date>
    <dc:date>2020-12-11T01:50:14.249000000</dc:date>
    <meta:editing-duration>P1DT1H55M25S</meta:editing-duration>
    <meta:editing-cycles>25</meta:editing-cycles>
    <meta:generator>LibreOffice/6.4.2.2$Windows_X86_64 LibreOffice_project/4e471d8c02c9c90f512f7f9ead8875b57fcb1ec3</meta:generator>
    <meta:document-statistic meta:table-count="6" meta:cell-count="548" meta:object-count="0"/>
  </office:meta>
</office:document-meta>
</file>